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c707" officeooo:paragraph-rsid="001ac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for Clustering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8:50:07.785119803</meta:creation-date>
    <dc:date>2018-06-05T18:50:23.496324491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6.0.3.2$Linux_X86_64 LibreOffice_project/00m0$Build-2</meta:generator>
  </office:meta>
</office:document-meta>
</file>